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P Simplified W01 Bold" svg:font-family="'HP Simplified W01 Bold'"/>
    <style:font-face style:name="HP Simplified W01 Regular" svg:font-family="'HP Simplified W01 Regular'"/>
    <style:font-face style:name="FreeSans1" svg:font-family="FreeSans" style:font-family-generic="swiss"/>
    <style:font-face style:name="Courier 10 Pitch" svg:font-family="'Courier 10 Pitch'" style:font-pitch="fixed"/>
    <style:font-face style:name="HP Simplified W01 Bold1" svg:font-family="'HP Simplified W01 Bol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2">
      <style:text-properties officeooo:rsid="0018fb87" officeooo:paragraph-rsid="0018fb87"/>
    </style:style>
    <style:style style:name="P3" style:family="paragraph" style:parent-style-name="Standard" style:list-style-name="L2">
      <style:text-properties officeooo:rsid="001b080a" officeooo:paragraph-rsid="001b080a"/>
    </style:style>
    <style:style style:name="P4" style:family="paragraph" style:parent-style-name="Standard" style:list-style-name="L2">
      <style:text-properties officeooo:rsid="001c6315" officeooo:paragraph-rsid="001c6315"/>
    </style:style>
    <style:style style:name="P5" style:family="paragraph" style:parent-style-name="Text_20_body" style:list-style-name="L1">
      <style:paragraph-properties fo:text-align="center" style:justify-single-word="false"/>
      <style:text-properties style:font-name="HP Simplified W01 Bold1" fo:font-size="26pt" fo:font-weight="bold" style:font-size-asian="26pt" style:font-weight-asian="bold" style:font-size-complex="26pt" style:font-weight-complex="bold"/>
    </style:style>
    <style:style style:name="T1" style:family="text">
      <style:text-properties officeooo:rsid="00036ee2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3bdda"/>
    </style:style>
    <style:style style:name="T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03bdda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05cfb4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0912b4" style:font-size-asian="12pt" style:font-size-complex="12pt"/>
    </style:style>
    <style:style style:name="T8" style:family="text">
      <style:text-properties officeooo:rsid="00107d12"/>
    </style:style>
    <style:style style:name="T9" style:family="text">
      <style:text-properties officeooo:rsid="00199743"/>
    </style:style>
    <style:style style:name="T10" style:family="text">
      <style:text-properties officeooo:rsid="001c2f4c"/>
    </style:style>
    <style:style style:name="T11" style:family="text">
      <style:text-properties officeooo:rsid="001c92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66949143022888267" text:style-name="L1">
        <text:list-header>
          <text:p text:style-name="P5">Acronyms</text:p>
        </text:list-header>
      </text:list>
      <text:list xml:id="list1406225744298530593" text:style-name="L2">
        <text:list-item>
          <text:p text:style-name="P1">KKNPP<text:tab/><text:tab/>: Kudankulam Nuclear Power P<text:span text:style-name="T8">roject</text:span></text:p>
        </text:list-item>
        <text:list-item>
          <text:p text:style-name="P1"><text:span text:style-name="T1">VVER<text:tab/><text:tab/>: </text:span><text:span text:style-name="T2">Water-Water Energetic Reacto</text:span><text:span text:style-name="T3">r</text:span></text:p>
        </text:list-item>
        <text:list-item>
          <text:p text:style-name="P1"><text:span text:style-name="T5">N</text:span><text:span text:style-name="T6">PCIL<text:tab/><text:tab/>: Nuclear </text:span><text:span text:style-name="T7">Power Corporation India</text:span></text:p>
        </text:list-item>
        <text:list-item>
          <text:p text:style-name="P1"><text:span text:style-name="T7">P</text:span><text:span text:style-name="T4">HWR<text:tab/><text:tab/>: Pressurised Heavy Water Reactor</text:span></text:p>
        </text:list-item>
        <text:list-item>
          <text:p text:style-name="P1">LWR<text:tab/><text:tab/>: Light Water Reactor</text:p>
        </text:list-item>
        <text:list-item>
          <text:p text:style-name="P1">SIT<text:tab/><text:tab/>: Special Investigation Team</text:p>
        </text:list-item>
        <text:list-item>
          <text:p text:style-name="P2">RAW<text:tab/><text:tab/>: Re<text:span text:style-name="T9">search and Analysis Wing</text:span></text:p>
        </text:list-item>
        <text:list-item>
          <text:p text:style-name="P3">GSLV<text:tab/><text:tab/>: Geosynchronous Satel<text:span text:style-name="T10">l</text:span>ite Launch Vehicle</text:p>
        </text:list-item>
        <text:list-item>
          <text:p text:style-name="P4">PSLV<text:tab/><text:tab/>: Polar Satellite Launch Vehicle</text:p>
        </text:list-item>
        <text:list-item>
          <text:p text:style-name="P4">GSAT<text:tab/><text:tab/>: <text:span text:style-name="T11">Geosynchronous Satellit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P Simplified W01 Bold" svg:font-family="'HP Simplified W01 Bold'"/>
    <style:font-face style:name="HP Simplified W01 Regular" svg:font-family="'HP Simplified W01 Regular'"/>
    <style:font-face style:name="FreeSans1" svg:font-family="FreeSans" style:font-family-generic="swiss"/>
    <style:font-face style:name="Courier 10 Pitch" svg:font-family="'Courier 10 Pitch'" style:font-pitch="fixed"/>
    <style:font-face style:name="HP Simplified W01 Bold1" svg:font-family="'HP Simplified W01 Bol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P Simplified W01 Regular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P Simplified W01 Regular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P Simplified W01 Bold" fo:font-family="'HP Simplified W01 Bold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2:54:39.550260253</meta:creation-date>
    <meta:generator>LibreOffice/4.3.2.2$Linux_X86_64 LibreOffice_project/430m0$Build-2</meta:generator>
    <dc:date>2014-12-21T11:56:06.086702454</dc:date>
    <meta:editing-duration>PT32M15S</meta:editing-duration>
    <meta:editing-cycles>32</meta:editing-cycles>
    <meta:document-statistic meta:table-count="0" meta:image-count="0" meta:object-count="0" meta:page-count="1" meta:paragraph-count="11" meta:word-count="66" meta:character-count="395" meta:non-whitespace-character-count="340"/>
  </office:meta>
</office:document-meta>
</file>